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e11e8" officeooo:paragraph-rsid="001e11e8"/>
    </style:style>
    <style:style style:name="P2" style:family="paragraph" style:parent-style-name="Text_20_body">
      <style:text-properties officeooo:rsid="001e11e8" officeooo:paragraph-rsid="001e11e8"/>
    </style:style>
    <style:style style:name="P3" style:family="paragraph" style:parent-style-name="Heading_20_1">
      <style:text-properties officeooo:paragraph-rsid="001e11e8"/>
    </style:style>
    <style:style style:name="T1" style:family="text">
      <style:text-properties officeooo:rsid="001e11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ple document.</text:p>
      <text:p text:style-name="P1"/>
      <text:h text:style-name="P3" text:outline-level="1"><text:span text:style-name="T1">Lorem impsum content</text:span></text:h>
      <text:p text:style-name="P2">Lorem ipsum dolor sit amet, consectetur adipiscing elit. Suspendisse vitae maximus odio. Morbi vehicula dui vitae est gravida consectetur. Suspendisse leo diam, pulvinar nec tristique nec, porttitor non nibh. Fusce non ornare nibh, vitae pharetra enim. Sed nec sem augue. Duis ut purus sed est lacinia feugiat. Etiam interdum hendrerit justo, a gravida magna. Fusce vitae ex a leo ornare ornare vitae sit amet nisi. Phasellus aliquet arcu nulla, ut condimentum urna faucibus id. Etiam orci nisl, maximus nec iaculis id, maximus varius tortor. Nunc id gravida justo. Etiam venenatis nec nibh ultricies fermentum.</text:p>
      <text:p text:style-name="P2"/>
      <text:p text:style-name="P2">Proin rutrum consectetur leo, lacinia euismod nunc aliquam vel. Suspendisse tortor ligula, aliquam eu aliquam vitae, tristique a urna. Curabitur eget vestibulum risus. Donec sed velit est. Nunc congue iaculis pulvinar. Etiam suscipit congue ultricies. Proin fermentum magna id faucibus dapibus. Pellentesque eu eleifend lacus. Quisque eget ipsum interdum, viverra nulla a, gravida sapien. Pellentesque a semper nunc. Etiam tincidunt tortor eget neque posuere, in maximus est viverra. Vestibulum ante ipsum primis in faucibus orci luctus et ultrices posuere cubilia Curae; Sed fringilla libero turpis, at faucibus orci pharetra at. Nulla pulvinar neque auctor, condimentum ex sed, placerat massa. Integer eu magna placerat, efficitur ipsum eu, laoreet orci.</text:p>
      <text:p text:style-name="P2"/>
      <text:p text:style-name="P2">Ut porttitor sit amet massa vel mattis. Curabitur a massa convallis, commodo justo a, consequat nisl. Vestibulum imperdiet mauris imperdiet felis dignissim, ut feugiat tortor venenatis. Fusce ultrices maximus augue, vel accumsan libero ornare sed. Integer quis elementum lorem. Duis lacinia dui eu erat finibus consectetur vel in neque. Phasellus aliquet turpis consectetur ipsum vehicula, a eleifend elit posuere. Sed luctus ultricies nisl sit amet lobortis. Proin eget nibh nec neque dapibus hendrerit. Suspendisse lacinia hendrerit tortor, eu scelerisque dolor luctus id. Proin sagittis, lorem sed vehicula varius, nunc lacus pulvinar ipsum, ac rutrum erat odio quis dolor. Morbi posuere diam interdum, tincidunt erat nec, imperdiet ante. Nunc vulputate ante eu tincidunt consectetur. Etiam id nibh rutrum, scelerisque mi vitae, tempus est. Sed bibendum est arcu, non pretium neque maximus et. Mauris ligula turpis, feugiat ut ante eget, iaculis sodales mauris.</text:p>
      <text:p text:style-name="P2"/>
      <text:p text:style-name="P2">Phasellus at urna non lectus ornare interdum. Morbi in hendrerit diam. Nullam sed felis eu leo semper interdum eu vel tortor. Integer eu quam at urna fringilla pharetra eu id massa. Nullam congue ante at mauris hendrerit ultrices. In sodales sed augue eu dictum. Lorem ipsum dolor sit amet, consectetur adipiscing elit. Aliquam erat volutpat. Etiam congue, lacus at ornare bibendum, justo risus eleifend nunc, id placerat tellus justo nec leo. Duis ornare pretium odio, ac mattis dui. Suspendisse quis libero nec erat tincidunt sodales. Nulla lobortis, orci quis euismod commodo, lorem purus tempor nibh, et aliquet eros sapien ac mi.</text:p>
      <text:p text:style-name="P2"><text:soft-page-break/></text:p>
      <text:p text:style-name="P2">Donec nisl elit, porta a neque non, malesuada posuere magna. Integer dignissim, orci non sagittis molestie, lectus tortor dictum lectus, a ultricies dolor justo eu eros. Proin mauris arcu, aliquam eu enim eget, suscipit maximus felis. Nulla interdum lacus ut elementum ullamcorper. Maecenas lacinia imperdiet elit, eget aliquet tortor pretium id. Aenean felis diam, auctor id laoreet sed, pretium et lacus. Pellentesque commodo, tellus in rhoncus vehicula, tellus tortor placerat diam, ut finibus mi nibh et sapien. Cras ut elementum sem. Etiam suscipit elit id justo commodo, vel tincidunt velit mattis. Morbi dolor ipsum, lacinia ut tortor ut, pellentesque scelerisque ante. Nunc dictum non neque nec aliquam. Integer eros sapien, lacinia lobortis quam id, bibendum scelerisque sem. Suspendisse orci dui, tincidunt ut lectus vitae, iaculis blandit nisi. Sed ut accumsan s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1:29:42.153412785</meta:creation-date>
    <dc:date>2018-05-01T21:33:20.187391469</dc:date>
    <meta:editing-duration>PT3M40S</meta:editing-duration>
    <meta:editing-cycles>1</meta:editing-cycles>
    <meta:document-statistic meta:table-count="0" meta:image-count="0" meta:object-count="0" meta:page-count="2" meta:paragraph-count="7" meta:word-count="580" meta:character-count="3879" meta:non-whitespace-character-count="3305"/>
    <meta:generator>LibreOffice/5.0.6.2$Linux_X86_64 LibreOffice_project/00$Build-2</meta:generator>
  </office:meta>
</office:document-meta>
</file>